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Palatino, 'Palatino Linotype', Times, 'Times New Roman', serif"/>
    <style:font-face style:name="Josefin Slab" svg:font-family="'Josefin Slab', 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583in" fo:text-align="start" style:justify-single-word="false" fo:text-indent="0in" style:auto-text-indent="false" fo:padding="0in" fo:border="none"/>
      <style:text-properties fo:font-variant="normal" fo:text-transform="none" fo:color="#333333" style:font-name="Georgia" fo:font-size="7.19999980926514pt" fo:letter-spacing="normal" fo:font-style="normal" fo:font-weight="normal"/>
    </style:style>
    <style:style style:name="P2" style:family="paragraph" style:parent-style-name="Heading_20_1">
      <style:text-properties fo:font-variant="normal" fo:text-transform="none" fo:color="#990000" style:font-name="Josefin Slab"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mfort &amp; Ease</text:h>
      <text:p text:style-name="P1">Our state of the art and friendly Open MRI machine design provides an environ of complete tranquility and ease. No closed tunnels, no anxiety or stress here. We'll leave no stone unturned to make you feel at home at Open MRI. </text:p>
      <text:p text:style-name="Standard"/>
      <text:p text:style-name="Standard"/>
      <text:h text:style-name="P2" text:outline-level="1">MRI Preparation</text:h>
      <text:p text:style-name="P1">No special preparation for an MRI exam are required! You can eat normally and continue to take prescription meds. You will simply remove all metal objects, if you happened to carry them on you, like watches, jewelry, coins, keys, lens eyeglasses, dentures, hairpins or bank/credit cards. You will store such objects in secured dressing room at Open MRI, so no worry there either. You may be asked to change into a robe before an MRI technologist will escort you to the scanning room.</text:p>
      <text:p text:style-name="Standard"/>
      <text:p text:style-name="Standard"/>
      <text:h text:style-name="P2" text:outline-level="1">Board Certified Radiologists</text:h>
      <text:p text:style-name="P1">Board Certified radiologists and qualified technicians with several years of experience are at your service at Open MRI. </text:p>
      <text:p text:style-name="Standard"/>
      <text:p text:style-name="Standard"/>
      <text:p text:style-name="Standard">Medical Disclaimer</text:p>
      <text:p text:style-name="Standard"/>
      <text:p text:style-name="Standard">This website is Not a Substitute for Medical Advice: This website is not designed to, </text:p>
      <text:p text:style-name="Standard">and does not, provide medical advice. All content <text:s/>(“Content”) including text, graphics, images and </text:p>
      <text:p text:style-name="Standard">information available on or through this Website are for general informational purposes only.</text:p>
      <text:p text:style-name="Standard">The Content is not intended to be a substitute for professional medical advice, diagnosis or treatment. </text:p>
      <text:p text:style-name="Standard">NEVER DISREGARD PROFESSIONAL MEDICAL ADVICE, OR DELAY IN SEEKING IT,</text:p>
      <text:p text:style-name="Standard">BECAUSE OF SOMETHING YOU HAVE READ ON THIS WEBSITE. <text:s/>NEVER RELY ON INFORMAITON ON THIS WEBSITE <text:s/>IN PLACE OF SEEKING PROFESSIONAL MEDICAL ADV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Palatino, 'Palatino Linotype', Times, 'Times New Roman', serif"/>
    <style:font-face style:name="Josefin Slab" svg:font-family="'Josefin Slab', 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11T12:27:43.64</meta:creation-date>
    <meta:generator>OpenOffice.org/3.3$Win32 OpenOffice.org_project/330m20$Build-9567</meta:generator>
    <dc:date>2013-11-15T10:32:29.90</dc:date>
    <meta:editing-duration>PT4H36M44S</meta:editing-duration>
    <meta:editing-cycles>3</meta:editing-cycles>
    <meta:document-statistic meta:table-count="0" meta:image-count="0" meta:object-count="0" meta:page-count="1" meta:paragraph-count="13" meta:word-count="243" meta:character-count="1500"/>
  </office:meta>
</office:document-meta>
</file>